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4.352cm" fo:min-width="13.402cm"/>
    </style:style>
    <style:style style:name="gr2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952cm" fo:min-width="1.268cm"/>
    </style:style>
    <style:style style:name="gr3" style:family="graphic" style:parent-style-name="standard">
      <style:graphic-properties svg:stroke-color="#000000" draw:fill="solid" draw:fill-color="#adc5e7" draw:opacity="60%" draw:textarea-horizontal-align="justify" draw:textarea-vertical-align="middle" draw:auto-grow-height="false" fo:min-height="1.104cm" fo:min-width="3.154cm"/>
    </style:style>
    <style:style style:name="gr4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.104cm" fo:min-width="3.1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db94d" draw:opacity="60%" draw:textarea-horizontal-align="justify" draw:textarea-vertical-align="middle" draw:auto-grow-height="false" fo:min-height="1.104cm" fo:min-width="3.154cm"/>
    </style:style>
    <style:style style:name="gr8" style:family="graphic" style:parent-style-name="standard">
      <style:graphic-properties svg:stroke-color="#000000" draw:fill="solid" draw:fill-color="#c7a0cb" draw:opacity="60%" draw:textarea-horizontal-align="justify" draw:textarea-vertical-align="middle" draw:auto-grow-height="false" fo:min-height="1.104cm" fo:min-width="3.154cm"/>
    </style:style>
    <style:style style:name="gr9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6.552cm" fo:min-width="4.102cm"/>
    </style:style>
    <style:style style:name="gr10" style:family="graphic" style:parent-style-name="standard">
      <style:graphic-properties svg:stroke-color="#000000" draw:fill="solid" draw:fill-color="#f7a19a" draw:opacity="60%" draw:textarea-horizontal-align="justify" draw:textarea-vertical-align="middle" draw:auto-grow-height="false" fo:min-height="1.104cm" fo:min-width="3.154cm"/>
    </style:style>
    <style:style style:name="gr11" style:family="graphic" style:parent-style-name="standard">
      <style:graphic-properties svg:stroke-color="#000000" draw:fill="solid" draw:fill-color="#fcd4d1" draw:opacity="60%" draw:textarea-horizontal-align="justify" draw:textarea-vertical-align="middle" draw:auto-grow-height="false" fo:min-height="1.104cm" fo:min-width="3.1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dddddd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adc5e7" draw:opacity="60%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solid" draw:fill-color="#c2e0ae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db94d" draw:opacity="60%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7a0cb" draw:opacity="60%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solid" draw:fill-color="#f7a19a" draw:opacity="60%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solid" draw:fill-color="#fcd4d1" draw:opacity="60%"/>
      <style:paragraph-properties fo:text-align="center"/>
      <style:text-properties fo:font-size="11pt" style:font-size-asian="11pt" style:font-size-complex="11pt"/>
    </style:style>
    <style:style style:name="P12" style:family="paragraph">
      <style:text-properties fo:font-size="9pt"/>
    </style:style>
    <style:style style:name="P13" style:family="paragraph">
      <loext:graphic-properties draw:fill="none" draw:fill-color="#ffffff"/>
      <style:text-properties fo:font-size="9pt" style:font-size-asian="10.5pt" style:font-size-complex="10.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4cm" svg:height="5.1cm" svg:x="4.526cm" svg:y="5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5cm" svg:height="1.7cm" svg:x="1.5cm" svg:y="3.3cm">
          <text:p text:style-name="P2"><text:span text:style-name="T1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8cm" svg:height="1.5cm" svg:x="9.8cm" svg:y="3.4cm">
          <text:p text:style-name="P2"><text:span text:style-name="T2">Contenedor</text:span></text:p>
          <text:p text:style-name="P2"><text:span text:style-name="T2">de Grimoire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8cm" svg:height="1.5cm" svg:x="9.8cm" svg:y="5.9cm">
          <text:p text:style-name="P2"><text:span text:style-name="T2">Enlazar con BBDD</text:span></text:p>
          <text:p text:style-name="P2"><text:span text:style-name="T2">de Grimoire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8cm" svg:height="1.5cm" svg:x="5.1cm" svg:y="5.9cm">
          <text:p text:style-name="P2"><text:span text:style-name="T2">Instalación de </text:span></text:p>
          <text:p text:style-name="P2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3.8cm" svg:height="1.5cm" svg:x="5.1cm" svg:y="3.4cm">
          <text:p text:style-name="P2"><text:span text:style-name="T2">Instalación de</text:span></text:p>
          <text:p text:style-name="P2"><text:span text:style-name="T2">Docker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8cm" svg:height="1.5cm" svg:x="14.5cm" svg:y="3.4cm">
          <text:p text:style-name="P2"><text:span text:style-name="T2">Familiarización con</text:span></text:p>
          <text:p text:style-name="P2"><text:span text:style-name="T2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8cm" svg:height="1.5cm" svg:x="14.5cm" svg:y="5.9cm">
          <text:p text:style-name="P2"><text:span text:style-name="T2">Dashboards con</text:span></text:p>
          <text:p text:style-name="P2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8.3cm" svg:y1="6.65cm" svg:x2="18.3cm" svg:y2="9.05cm" draw:start-shape="id1" draw:start-glue-point="1" draw:end-shape="id2" draw:end-glue-point="1" svg:d="M18300 6650h502v2400h-502" svg:viewBox="0 0 503 2401">
          <text:p/>
        </draw:connector>
        <draw:custom-shape draw:style-name="gr4" draw:text-style-name="P5" xml:id="id2" draw:id="id2" draw:layer="layout" svg:width="3.8cm" svg:height="1.5cm" svg:x="14.5cm" svg:y="8.3cm">
          <text:p text:style-name="P2"><text:span text:style-name="T2">Plugins de </text:span></text:p>
          <text:p text:style-name="P2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4cm" svg:y1="4.15cm" svg:x2="5.1cm" svg:y2="4.15cm" draw:start-shape="id3" draw:start-glue-point="10" draw:end-shape="id4" draw:end-glue-point="3" svg:d="M4000 4150h1100" svg:viewBox="0 0 1101 1">
          <text:p/>
        </draw:connector>
        <draw:connector draw:style-name="gr5" draw:text-style-name="P6" draw:layer="layout" svg:x1="8.9cm" svg:y1="4.15cm" svg:x2="9.8cm" svg:y2="4.15cm" draw:start-shape="id4" draw:start-glue-point="1" draw:end-shape="id5" draw:end-glue-point="3" svg:d="M8900 4150h900" svg:viewBox="0 0 901 1">
          <text:p/>
        </draw:connector>
        <draw:connector draw:style-name="gr5" draw:text-style-name="P6" draw:layer="layout" svg:x1="13.6cm" svg:y1="4.15cm" svg:x2="14.5cm" svg:y2="4.15cm" draw:start-shape="id5" draw:start-glue-point="1" draw:end-shape="id6" draw:end-glue-point="3" svg:d="M13600 4150h900" svg:viewBox="0 0 901 1">
          <text:p/>
        </draw:connector>
        <draw:connector draw:style-name="gr5" draw:text-style-name="P6" draw:layer="layout" svg:x1="18.3cm" svg:y1="4.15cm" svg:x2="19.2cm" svg:y2="4.15cm" draw:start-shape="id6" draw:start-glue-point="1" svg:d="M18300 4150h900" svg:viewBox="0 0 901 1">
          <text:p/>
        </draw:connector>
        <draw:line draw:style-name="gr5" draw:text-style-name="P6" xml:id="id7" draw:id="id7" draw:layer="layout" svg:x1="4cm" svg:y1="6.7cm" svg:x2="5.1cm" svg:y2="6.7cm">
          <text:p/>
        </draw:line>
        <draw:connector draw:style-name="gr6" draw:text-style-name="P6" draw:layer="layout" draw:type="line" svg:x1="4cm" svg:y1="6.7cm" svg:x2="4cm" svg:y2="4.15cm" draw:start-shape="id7" draw:start-glue-point="3" draw:end-shape="id3" draw:end-glue-point="10" svg:d="M4000 6700v-2550" svg:viewBox="0 0 1 2551">
          <text:p/>
        </draw:connector>
        <draw:custom-shape draw:style-name="gr7" draw:text-style-name="P7" draw:layer="layout" svg:width="3.8cm" svg:height="1.5cm" svg:x="19.1cm" svg:y="11.7cm">
          <text:p text:style-name="P2"><text:span text:style-name="T2">Comparación Kibana</text:span></text:p>
          <text:p text:style-name="P2"><text:span text:style-name="T2">Vs 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cm" svg:height="1.5cm" svg:x="19.2cm" svg:y="3.4cm">
          <text:p text:style-name="P8"><text:span text:style-name="T2">Dashboards propios </text:span></text:p>
          <text:p text:style-name="P2"><text:span text:style-name="T2">con 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5.7cm" svg:y1="10.6cm" svg:x2="5.7cm" svg:y2="11.7cm">
          <text:p/>
        </draw:line>
        <draw:custom-shape draw:style-name="gr8" draw:text-style-name="P9" draw:layer="layout" svg:width="3.8cm" svg:height="1.5cm" svg:x="4.7cm" svg:y="11.7cm">
          <text:p text:style-name="P2"><text:span text:style-name="T2">Docker incluyendo</text:span></text:p>
          <text:p text:style-name="P2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1cm" svg:height="7.3cm" svg:x="10.1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8cm" svg:height="1.5cm" svg:x="10.8cm" svg:y="11.7cm">
          <text:p text:style-name="P2"><text:span text:style-name="T2">Multicontene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8.9cm" svg:y1="6.7cm" svg:x2="9.8cm" svg:y2="6.7cm" svg:d="M8900 6700h900" svg:viewBox="0 0 901 1">
          <text:p/>
        </draw:connector>
        <draw:connector draw:style-name="gr5" draw:text-style-name="P6" draw:layer="layout" svg:x1="13.6cm" svg:y1="6.6cm" svg:x2="14.5cm" svg:y2="6.6cm" svg:d="M13600 6600h900" svg:viewBox="0 0 901 1">
          <text:p/>
        </draw:connector>
        <draw:line draw:style-name="gr5" draw:text-style-name="P6" draw:layer="layout" svg:x1="8.5cm" svg:y1="12.5cm" svg:x2="10.8cm" svg:y2="12.5cm">
          <text:p/>
        </draw:line>
        <draw:line draw:style-name="gr6" draw:text-style-name="P6" draw:layer="layout" svg:x1="18.9cm" svg:y1="6.4cm" svg:x2="21cm" svg:y2="6.4cm">
          <text:p/>
        </draw:line>
        <draw:line draw:style-name="gr5" draw:text-style-name="P6" draw:layer="layout" svg:x1="21cm" svg:y1="4.9cm" svg:x2="21cm" svg:y2="11.7cm">
          <text:p/>
        </draw:line>
        <draw:line draw:style-name="gr6" draw:text-style-name="P6" draw:layer="layout" svg:x1="9.4cm" svg:y1="12.5cm" svg:x2="9.4cm" svg:y2="17cm">
          <text:p/>
        </draw:line>
        <draw:custom-shape draw:style-name="gr11" draw:text-style-name="P11" draw:layer="layout" svg:width="3.8cm" svg:height="1.5cm" svg:x="10.8cm" svg:y="13.9cm">
          <text:p text:style-name="P2"><text:span text:style-name="T2">Integración con </text:span></text:p>
          <text:p text:style-name="P2"><text:span text:style-name="T2">Cauldr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8cm" svg:height="1.5cm" svg:x="10.8cm" svg:y="16.1cm">
          <text:p text:style-name="P2"><text:span text:style-name="T2">Despliegue en</text:span></text:p>
          <text:p text:style-name="P2"><text:span text:style-name="T2">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9.4cm" svg:y1="14.7cm" svg:x2="10.8cm" svg:y2="14.7cm">
          <text:p/>
        </draw:line>
        <draw:line draw:style-name="gr5" draw:text-style-name="P6" draw:layer="layout" svg:x1="9.4cm" svg:y1="17cm" svg:x2="10.8cm" svg:y2="17cm">
          <text:p/>
        </draw:line>
        <draw:frame draw:style-name="gr12" draw:text-style-name="P13" draw:layer="layout" svg:width="2.991cm" svg:height="0.607cm" svg:x="11cm" svg:y="18.093cm">
          <draw:text-box>
            <text:p text:style-name="P12"><text:span text:style-name="T3">Proyectos futu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18:20:35.574531875</meta:creation-date>
    <dc:date>2020-01-20T22:45:26.753533163</dc:date>
    <meta:editing-duration>PT5M9S</meta:editing-duration>
    <meta:editing-cycles>2</meta:editing-cycles>
    <meta:generator>LibreOffice/6.0.7.3$Linux_X86_64 LibreOffice_project/00m0$Build-3</meta:generator>
    <meta:document-statistic meta:object-count="33"/>
  </office:meta>
</office:document-meta>
</file>